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16.645cm"/>
    </style:style>
    <style:style style:name="gr2" style:family="graphic" style:parent-style-name="standard">
      <style:graphic-properties draw:fill-color="#9f9e5f" draw:textarea-horizontal-align="justify" draw:textarea-vertical-align="middle" draw:auto-grow-height="false" fo:min-height="2.311cm" fo:min-width="16.646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8.009cm"/>
    </style:style>
    <style:style style:name="gr4" style:family="graphic" style:parent-style-name="standard">
      <style:graphic-properties draw:fill-color="#9f7e5f" draw:textarea-horizontal-align="justify" draw:textarea-vertical-align="middle" draw:auto-grow-height="false" fo:min-height="2.29cm" fo:min-width="11.35cm"/>
    </style:style>
    <style:style style:name="gr5" style:family="graphic" style:parent-style-name="standard">
      <style:graphic-properties draw:fill-color="#be3f7e" draw:textarea-horizontal-align="justify" draw:textarea-vertical-align="middle" draw:auto-grow-height="false" fo:min-height="4.449cm" fo:min-width="1.913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1.407cm"/>
    </style:style>
    <style:style style:name="gr8" style:family="graphic" style:parent-style-name="standard">
      <style:graphic-properties draw:fill="solid" draw:fill-color="#7e2bd2" draw:textarea-horizontal-align="justify" draw:textarea-vertical-align="middle" draw:auto-grow-height="false" fo:min-height="2.29cm" fo:min-width="5.85cm"/>
    </style:style>
    <style:style style:name="gr9" style:family="graphic" style:parent-style-name="standard">
      <style:graphic-properties draw:fill="solid" draw:fill-color="#53a800" draw:textarea-horizontal-align="justify" draw:textarea-vertical-align="middle" draw:auto-grow-height="false" fo:min-height="1.438cm" fo:min-width="16.63cm"/>
    </style:style>
    <style:style style:name="gr10" style:family="graphic" style:parent-style-name="standard">
      <style:graphic-properties draw:fill-color="#80003f" draw:textarea-horizontal-align="justify" draw:textarea-vertical-align="middle" draw:auto-grow-height="false" fo:min-height="1.749cm" fo:min-width="5.596cm"/>
    </style:style>
    <style:style style:name="gr11" style:family="graphic" style:parent-style-name="standard">
      <style:graphic-properties draw:fill-color="#80003f" draw:textarea-horizontal-align="justify" draw:textarea-vertical-align="middle" draw:auto-grow-height="false" fo:min-height="1.749cm" fo:min-width="4.94cm"/>
    </style:style>
    <style:style style:name="gr12" style:family="graphic" style:parent-style-name="standard">
      <style:graphic-properties draw:fill-color="#80003f" draw:textarea-horizontal-align="justify" draw:textarea-vertical-align="middle" draw:auto-grow-height="false" fo:min-height="1.749cm" fo:min-width="4.834cm"/>
    </style:style>
    <style:style style:name="gr13" style:family="graphic" style:parent-style-name="standard">
      <style:graphic-properties draw:fill-color="#eeeeee" draw:textarea-horizontal-align="justify" draw:textarea-vertical-align="top" draw:auto-grow-height="false" fo:min-height="7.952cm" fo:min-width="3.511cm"/>
    </style:style>
    <style:style style:name="gr14" style:family="graphic" style:parent-style-name="standard">
      <style:graphic-properties svg:stroke-width="0.159cm" draw:marker-start="Circle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1.008cm" fo:min-width="3.003cm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1.401cm" fo:min-width="4.707cm"/>
    </style:style>
    <style:style style:name="gr17" style:family="graphic" style:parent-style-name="standard">
      <style:graphic-properties draw:stroke="none" svg:stroke-color="#000000" draw:fill="none" draw:fill-color="#ffffff" fo:min-height="1.909cm"/>
    </style:style>
    <style:style style:name="gr18" style:family="graphic" style:parent-style-name="standard">
      <style:graphic-properties draw:fill-color="#eeeeee" draw:textarea-horizontal-align="justify" draw:textarea-vertical-align="top" draw:auto-grow-height="false" fo:min-height="8.97cm" fo:min-width="3.511cm"/>
    </style:style>
    <style:style style:name="gr19" style:family="graphic" style:parent-style-name="standard">
      <style:graphic-properties draw:fill-color="#eeeeee" draw:textarea-horizontal-align="justify" draw:textarea-vertical-align="top" draw:auto-grow-height="false" fo:min-height="9.859cm" fo:min-width="3.511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1.401cm" fo:min-width="7.274cm"/>
    </style:style>
    <style:style style:name="gr21" style:family="graphic" style:parent-style-name="objectwithoutfill">
      <style:graphic-properties draw:stroke="dash" draw:stroke-dash="Fine_20_Dashe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fill-color="#cccccc" draw:textarea-horizontal-align="justify" draw:textarea-vertical-align="middle" draw:auto-grow-height="false" fo:min-height="1.401cm" fo:min-width="8.162cm"/>
    </style:style>
    <style:style style:name="gr23" style:family="graphic" style:parent-style-name="standard">
      <style:graphic-properties draw:fill-color="#cccccc" draw:textarea-horizontal-align="justify" draw:textarea-vertical-align="middle" draw:auto-grow-height="false" fo:min-height="1.356cm" fo:min-width="8.091cm"/>
    </style:style>
    <style:style style:name="gr24" style:family="graphic" style:parent-style-name="standard">
      <style:graphic-properties draw:fill-color="#eeeeee" draw:textarea-horizontal-align="justify" draw:textarea-vertical-align="top" draw:auto-grow-height="false" fo:min-height="5.298cm" fo:min-width="3.511cm"/>
    </style:style>
    <style:style style:name="gr25" style:family="graphic" style:parent-style-name="standard">
      <style:graphic-properties draw:fill-color="#eeeeee" draw:textarea-horizontal-align="justify" draw:textarea-vertical-align="top" draw:auto-grow-height="false" fo:min-height="2.635cm" fo:min-width="5.411cm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1.401cm" fo:min-width="1.3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fill-color="#eeeeee" draw:textarea-horizontal-align="justify" draw:textarea-vertical-align="middle" draw:auto-grow-height="false" fo:min-height="0.648cm" fo:min-width="0.398cm"/>
    </style:style>
    <style:style style:name="gr29" style:family="graphic" style:parent-style-name="standard">
      <style:graphic-properties draw:fill-color="#cccccc" draw:textarea-horizontal-align="justify" draw:textarea-vertical-align="middle" draw:auto-grow-height="false" fo:min-height="6.205cm" fo:min-width="1.304cm"/>
    </style:style>
    <style:style style:name="gr30" style:family="graphic" style:parent-style-name="standard">
      <style:graphic-properties draw:stroke="none" svg:stroke-color="#000000" draw:fill="none" draw:fill-color="#ffffff" fo:min-height="0.893cm"/>
    </style:style>
    <style:style style:name="gr31" style:family="graphic" style:parent-style-name="standard">
      <style:graphic-properties draw:fill-color="#eeeeee" draw:textarea-horizontal-align="justify" draw:textarea-vertical-align="top" draw:auto-grow-height="false" fo:min-height="3.963cm" fo:min-width="17.312cm"/>
    </style:style>
    <style:style style:name="gr32" style:family="graphic" style:parent-style-name="standard">
      <style:graphic-properties draw:fill="solid" draw:fill-color="#dddddd" draw:textarea-horizontal-align="justify" draw:textarea-vertical-align="top" draw:auto-grow-height="false" fo:min-height="5.084cm" fo:min-width="17.312cm"/>
    </style:style>
    <style:style style:name="gr33" style:family="graphic" style:parent-style-name="standard">
      <style:graphic-properties draw:fill-color="#cccccc" draw:textarea-horizontal-align="justify" draw:textarea-vertical-align="top" draw:auto-grow-height="false" fo:min-height="4.703cm" fo:min-width="17.312cm"/>
    </style:style>
    <style:style style:name="gr34" style:family="graphic" style:parent-style-name="standard">
      <style:graphic-properties draw:fill-color="#7ebe3f" draw:textarea-horizontal-align="justify" draw:textarea-vertical-align="middle" draw:auto-grow-height="false" fo:min-height="1.011cm" fo:min-width="7.873cm"/>
    </style:style>
    <style:style style:name="gr35" style:family="graphic" style:parent-style-name="standard">
      <style:graphic-properties draw:fill-color="#7ebe3f" draw:textarea-horizontal-align="justify" draw:textarea-vertical-align="middle" draw:auto-grow-height="false" fo:min-height="1.011cm" fo:min-width="10.399cm"/>
    </style:style>
    <style:style style:name="gr36" style:family="graphic" style:parent-style-name="standard">
      <style:graphic-properties draw:fill-color="#7ebe3f" draw:textarea-horizontal-align="justify" draw:textarea-vertical-align="middle" draw:auto-grow-height="false" fo:min-height="1.011cm" fo:min-width="7.238cm"/>
    </style:style>
    <style:style style:name="gr37" style:family="graphic" style:parent-style-name="standard">
      <style:graphic-properties draw:fill-color="#2bd0d2" draw:textarea-horizontal-align="justify" draw:textarea-vertical-align="middle" draw:auto-grow-height="false" fo:min-height="1.011cm" fo:min-width="11.71cm"/>
    </style:style>
    <style:style style:name="gr38" style:family="graphic" style:parent-style-name="standard">
      <style:graphic-properties draw:fill-color="#bebd3f" draw:textarea-horizontal-align="justify" draw:textarea-vertical-align="middle" draw:auto-grow-height="false" fo:min-height="1.011cm" fo:min-width="14.35cm"/>
    </style:style>
    <style:style style:name="gr39" style:family="graphic" style:parent-style-name="standard">
      <style:graphic-properties draw:fill-color="#7fff00" draw:textarea-horizontal-align="justify" draw:textarea-vertical-align="middle" draw:auto-grow-height="false" fo:min-height="1.011cm" fo:min-width="11.71cm"/>
    </style:style>
    <style:style style:name="gr40" style:family="graphic" style:parent-style-name="standard">
      <style:graphic-properties draw:fill-color="#0000ff" draw:textarea-horizontal-align="justify" draw:textarea-vertical-align="middle" draw:auto-grow-height="false" fo:min-height="0.564cm" fo:min-width="0.58cm"/>
    </style:style>
    <style:style style:name="gr41" style:family="graphic" style:parent-style-name="standard">
      <style:graphic-properties draw:fill-color="#0000ff" draw:textarea-horizontal-align="justify" draw:textarea-vertical-align="middle" draw:auto-grow-height="false" fo:min-height="3.21cm" fo:min-width="0.58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-color="#9f9e5f"/>
      <style:paragraph-properties fo:text-align="center"/>
      <style:text-properties fo:color="#ffffff" fo:font-style="normal" fo:font-weight="bold"/>
    </style:style>
    <style:style style:name="P4" style:family="paragraph">
      <loext:graphic-properties draw:fill-color="#9f7e5f"/>
      <style:paragraph-properties fo:text-align="center"/>
      <style:text-properties fo:color="#ffffff" fo:font-weight="bold"/>
    </style:style>
    <style:style style:name="P5" style:family="paragraph">
      <loext:graphic-properties draw:fill-color="#be3f7e"/>
      <style:paragraph-properties fo:text-align="center"/>
      <style:text-properties fo:font-weight="bold"/>
    </style:style>
    <style:style style:name="P6" style:family="paragraph">
      <loext:graphic-properties draw:fill="none" draw:fill-color="#ffffff"/>
      <style:text-properties fo:color="#ffffff" fo:font-weight="bol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ffffff" fo:font-weight="bold"/>
    </style:style>
    <style:style style:name="P9" style:family="paragraph">
      <loext:graphic-properties draw:fill="solid" draw:fill-color="#7e2bd2"/>
      <style:paragraph-properties fo:text-align="center"/>
      <style:text-properties fo:color="#ffffff" fo:font-weight="bold"/>
    </style:style>
    <style:style style:name="P10" style:family="paragraph">
      <loext:graphic-properties draw:fill="solid" draw:fill-color="#53a800"/>
      <style:paragraph-properties fo:text-align="center"/>
      <style:text-properties fo:color="#ffffff" fo:font-weight="bold"/>
    </style:style>
    <style:style style:name="P11" style:family="paragraph">
      <loext:graphic-properties draw:fill-color="#80003f"/>
      <style:paragraph-properties fo:text-align="center"/>
      <style:text-properties fo:color="#ffffff" fo:font-weight="bold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text-align="start"/>
      <style:text-properties style:use-window-font-color="true"/>
    </style:style>
    <style:style style:name="P19" style:family="paragraph">
      <loext:graphic-properties draw:fill-color="#eeeeee"/>
      <style:paragraph-properties fo:text-align="start"/>
      <style:text-properties style:use-window-font-color="true"/>
    </style:style>
    <style:style style:name="P20" style:family="paragraph">
      <loext:graphic-properties draw:fill="solid" draw:fill-color="#dddddd"/>
      <style:paragraph-properties fo:text-align="start"/>
      <style:text-properties style:use-window-font-color="true"/>
    </style:style>
    <style:style style:name="P21" style:family="paragraph">
      <loext:graphic-properties draw:fill-color="#cccccc"/>
      <style:paragraph-properties fo:text-align="start"/>
      <style:text-properties style:use-window-font-color="true"/>
    </style:style>
    <style:style style:name="P22" style:family="paragraph">
      <loext:graphic-properties draw:fill-color="#7ebe3f"/>
      <style:paragraph-properties fo:text-align="center"/>
    </style:style>
    <style:style style:name="P23" style:family="paragraph">
      <loext:graphic-properties draw:fill-color="#2bd0d2"/>
      <style:paragraph-properties fo:text-align="center"/>
    </style:style>
    <style:style style:name="P24" style:family="paragraph">
      <loext:graphic-properties draw:fill-color="#bebd3f"/>
      <style:paragraph-properties fo:text-align="center"/>
    </style:style>
    <style:style style:name="P25" style:family="paragraph">
      <loext:graphic-properties draw:fill-color="#7fff00"/>
      <style:paragraph-properties fo:text-align="center"/>
    </style:style>
    <style:style style:name="P26" style:family="paragraph">
      <loext:graphic-properties draw:fill-color="#0000ff"/>
      <style:paragraph-properties fo:text-align="center"/>
    </style:style>
    <style:style style:name="T1" style:family="text">
      <style:text-properties fo:color="#ffffff" fo:font-style="normal" fo:font-weight="bold"/>
    </style:style>
    <style:style style:name="T2" style:family="text">
      <style:text-properties fo:color="#ffffff" fo:font-weight="bold"/>
    </style:style>
    <style:style style:name="T3" style:family="text">
      <style:text-properties fo:font-size="20pt" fo:font-weight="bold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measurelines" svg:width="17.144cm" svg:height="7.377cm" svg:x="1.316cm" svg:y="1.305cm" svg:viewBox="0 0 17145 7378" draw:points="14514,4708 14450,4708 14450,4706 14325,4706 14325,4707 11810,4707 11810,4706 11811,4706 11811,2039 11684,2039 10414,2039 10287,2039 10287,2040 0,2040 0,0 17145,0 17145,2040 17145,7374 15847,7374 15847,7378 14514,7378">
          <text:p/>
        </draw:polygon>
        <draw:custom-shape draw:style-name="gr2" draw:text-style-name="P3" draw:layer="layout" svg:width="17.146cm" svg:height="2.561cm" svg:x="1.316cm" svg:y="8.801cm">
          <text:p text:style-name="P2"><text:span text:style-name="T1">Durable Object 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509cm" svg:height="2.54cm" svg:x="3.918cm" svg:y="6.1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85cm" svg:height="2.54cm" svg:x="3.856cm" svg:y="6.131cm">
          <text:p text:style-name="P2"><text:span text:style-name="T2">Durable Computing Model</text:span></text:p>
          <draw:enhanced-geometry svg:viewBox="0 0 21600 21600" draw:type="rectangle" draw:enhanced-path="M 0 0 L 21600 0 21600 21600 0 21600 0 0 Z N"/>
        </draw:custom-shape>
        <draw:polygon draw:style-name="gr5" draw:text-style-name="P5" draw:layer="layout" svg:width="5.198cm" svg:height="5.205cm" svg:x="1.324cm" svg:y="3.464cm" svg:viewBox="0 0 5199 5206" draw:points="5199,2540 2413,2540 2413,5206 0,5206 0,2540 0,507 0,0 5199,0">
          <text:p/>
        </draw:polygon>
        <draw:frame draw:style-name="gr6" draw:text-style-name="P6" draw:layer="layout" svg:width="4.826cm" svg:height="1.27cm" svg:x="1.571cm" svg:y="3.953cm">
          <draw:text-box>
            <text:p><text:span text:style-name="T2">Collections</text:span></text:p>
          </draw:text-box>
        </draw:frame>
        <draw:frame draw:style-name="gr7" draw:text-style-name="P8" draw:layer="measurelines" svg:width="12.446cm" svg:height="1.657cm" svg:x="5.815cm" svg:y="1.532cm">
          <draw:text-box>
            <text:p text:style-name="P7"><text:span text:style-name="T2">Durable Models Featured Application</text:span></text:p>
          </draw:text-box>
        </draw:frame>
        <draw:custom-shape draw:style-name="gr8" draw:text-style-name="P9" draw:layer="measurelines" svg:width="6.35cm" svg:height="2.54cm" svg:x="6.651cm" svg:y="3.472cm">
          <text:p text:style-name="P2"><text:span text:style-name="T2">Durable Computing</text:span></text:p>
          <text:p text:style-name="P2"><text:span text:style-name="T2">Ser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measurelines" svg:width="17.13cm" svg:height="1.688cm" svg:x="1.316cm" svg:y="11.485cm">
          <text:p text:style-name="P2"><text:span text:style-name="T2">Non-Volatile / Volatile Memory 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measurelines" svg:width="6.096cm" svg:height="1.999cm" svg:x="1.316cm" svg:y="13.3cm">
          <text:p text:style-name="P2"><text:span text:style-name="T2">Local / Remote</text:span></text:p>
          <text:p text:style-name="P2"><text:span text:style-name="T2">Storag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measurelines" svg:width="5.44cm" svg:height="1.999cm" svg:x="13cm" svg:y="13.3cm">
          <text:p text:style-name="P2"><text:span text:style-name="T2">Storage Class</text:span></text:p>
          <text:p text:style-name="P2"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measurelines" svg:width="5.334cm" svg:height="1.999cm" svg:x="7.539cm" svg:y="13.3cm">
          <text:p text:style-name="P2"><text:span text:style-name="T2">Dynamic</text:span></text:p>
          <text:p text:style-name="P2"><text:span text:style-name="T2">Memory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3" draw:text-style-name="P12" draw:layer="controls" svg:width="4.445cm" svg:height="8.636cm" svg:x="4.075cm" svg:y="5.064cm">
          <text:p text:style-name="P2">Pers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controls" svg:x1="5.98cm" svg:y1="11.033cm" svg:x2="9.79cm" svg:y2="11.033cm">
          <text:p/>
        </draw:line>
        <draw:custom-shape draw:style-name="gr15" draw:text-style-name="P13" draw:layer="controls" svg:width="4.953cm" svg:height="1.778cm" svg:x="9.663cm" svg:y="10.144cm">
          <text:p text:style-name="P2">Age: Sh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controls" svg:x1="5.853cm" svg:y1="8.112cm" svg:x2="9.663cm" svg:y2="8.112cm">
          <text:p/>
        </draw:line>
        <draw:custom-shape draw:style-name="gr16" draw:text-style-name="P13" draw:layer="controls" svg:width="5.207cm" svg:height="1.651cm" svg:x="9.636cm" svg:y="7.274cm">
          <text:p text:style-name="P2">Name : String</text:p>
          <draw:enhanced-geometry svg:viewBox="0 0 21600 21600" draw:type="rectangle" draw:enhanced-path="M 0 0 L 21600 0 21600 21600 0 21600 0 0 Z N"/>
        </draw:custom-shape>
        <draw:frame draw:style-name="gr17" draw:text-style-name="P14" draw:layer="controls" svg:width="15.113cm" svg:height="2.159cm" svg:x="2.27cm" svg:y="1.635cm">
          <draw:text-box>
            <text:p><text:span text:style-name="T3">Durable object with String and primitive type of values</text:span></text:p>
          </draw:text-box>
        </draw:frame>
      </draw:page>
      <draw:page draw:name="page3" draw:style-name="dp1" draw:master-page-name="Default">
        <draw:custom-shape draw:style-name="gr18" draw:text-style-name="P12" draw:layer="layout" svg:width="4.445cm" svg:height="9.654cm" svg:x="4.076cm" svg:y="4.048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layout" svg:x1="5.981cm" svg:y1="12.635cm" svg:x2="9.791cm" svg:y2="12.635cm">
          <text:p/>
        </draw:line>
        <draw:custom-shape draw:style-name="gr15" draw:text-style-name="P13" draw:layer="layout" svg:width="4.953cm" svg:height="1.778cm" svg:x="9.664cm" svg:y="11.746cm">
          <text:p text:style-name="P2">Age: Sh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5.854cm" svg:y1="9.714cm" svg:x2="9.664cm" svg:y2="9.714cm">
          <text:p/>
        </draw:line>
        <draw:custom-shape draw:style-name="gr16" draw:text-style-name="P13" draw:layer="layout" svg:width="5.207cm" svg:height="1.651cm" svg:x="9.637cm" svg:y="8.876cm">
          <text:p text:style-name="P2">Name : String</text:p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object with Generic type of value</text:span></text:p>
          </draw:text-box>
        </draw:frame>
        <draw:line draw:style-name="gr14" draw:text-style-name="P2" draw:layer="layout" svg:x1="5.854cm" svg:y1="6.745cm" svg:x2="9.664cm" svg:y2="6.745cm">
          <text:p/>
        </draw:line>
        <draw:custom-shape draw:style-name="gr16" draw:text-style-name="P13" draw:layer="layout" svg:width="5.207cm" svg:height="1.651cm" svg:x="9.637cm" svg:y="5.907cm">
          <text:p text:style-name="P2">Element : &lt;E&gt;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9" draw:text-style-name="P12" draw:layer="layout" svg:width="4.445cm" svg:height="10.543cm" svg:x="4.076cm" svg:y="4.059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object with Durable Buffer</text:span></text:p>
          </draw:text-box>
        </draw:frame>
        <draw:line draw:style-name="gr14" draw:text-style-name="P2" draw:layer="layout" svg:x1="5.854cm" svg:y1="12.445cm" svg:x2="9.664cm" svg:y2="12.445cm">
          <text:p/>
        </draw:line>
        <draw:custom-shape draw:style-name="gr16" draw:text-style-name="P13" draw:layer="layout" svg:width="5.207cm" svg:height="1.651cm" svg:x="9.637cm" svg:y="11.607cm">
          <text:p text:style-name="P2">Element : &lt;E&gt;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5.826cm" svg:y1="7.277cm" svg:x2="9.636cm" svg:y2="7.277cm">
          <text:p/>
        </draw:line>
        <draw:custom-shape draw:style-name="gr20" draw:text-style-name="P13" draw:layer="layout" svg:width="7.774cm" svg:height="1.651cm" svg:x="9.609cm" svg:y="6.439cm">
          <text:p text:style-name="P2">Picture : DurableBuffer</text:p>
          <draw:enhanced-geometry svg:viewBox="0 0 21600 21600" draw:type="rectangle" draw:enhanced-path="M 0 0 L 21600 0 21600 21600 0 21600 0 0 Z N"/>
        </draw:custom-shape>
        <draw:line draw:style-name="gr21" draw:text-style-name="P15" draw:layer="layout" svg:x1="11.922cm" svg:y1="8.493cm" svg:x2="11.922cm" svg:y2="11.287cm">
          <text:p/>
        </draw:line>
        <draw:line draw:style-name="gr21" draw:text-style-name="P15" draw:layer="layout" svg:x1="6.122cm" svg:y1="8.493cm" svg:x2="6.122cm" svg:y2="11.287cm">
          <text:p/>
        </draw:line>
      </draw:page>
      <draw:page draw:name="page5" draw:style-name="dp1" draw:master-page-name="Default">
        <draw:custom-shape draw:style-name="gr19" draw:text-style-name="P12" draw:layer="layout" svg:width="4.445cm" svg:height="10.543cm" svg:x="4.076cm" svg:y="4.059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object with Durable Chunk</text:span></text:p>
          </draw:text-box>
        </draw:frame>
        <draw:line draw:style-name="gr14" draw:text-style-name="P2" draw:layer="layout" svg:x1="5.854cm" svg:y1="12.445cm" svg:x2="9.664cm" svg:y2="12.445cm">
          <text:p/>
        </draw:line>
        <draw:custom-shape draw:style-name="gr16" draw:text-style-name="P13" draw:layer="layout" svg:width="5.207cm" svg:height="1.651cm" svg:x="9.637cm" svg:y="11.607cm">
          <text:p text:style-name="P2">Element : &lt;E&gt;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5.826cm" svg:y1="8.977cm" svg:x2="9.636cm" svg:y2="8.977cm">
          <text:p/>
        </draw:line>
        <draw:custom-shape draw:style-name="gr20" draw:text-style-name="P13" draw:layer="layout" svg:width="7.774cm" svg:height="1.651cm" svg:x="9.609cm" svg:y="8.139cm">
          <text:p text:style-name="P2">Picture : DurableBuffer</text:p>
          <draw:enhanced-geometry svg:viewBox="0 0 21600 21600" draw:type="rectangle" draw:enhanced-path="M 0 0 L 21600 0 21600 21600 0 21600 0 0 Z N"/>
        </draw:custom-shape>
        <draw:line draw:style-name="gr21" draw:text-style-name="P15" draw:layer="layout" svg:x1="11.922cm" svg:y1="10.144cm" svg:x2="11.922cm" svg:y2="11.287cm">
          <text:p/>
        </draw:line>
        <draw:line draw:style-name="gr21" draw:text-style-name="P15" draw:layer="layout" svg:x1="6.122cm" svg:y1="10.144cm" svg:x2="6.122cm" svg:y2="11.287cm">
          <text:p/>
        </draw:line>
        <draw:line draw:style-name="gr14" draw:text-style-name="P2" draw:layer="layout" svg:x1="5.827cm" svg:y1="6.577cm" svg:x2="9.637cm" svg:y2="6.577cm">
          <text:p/>
        </draw:line>
        <draw:custom-shape draw:style-name="gr22" draw:text-style-name="P13" draw:layer="layout" svg:width="8.662cm" svg:height="1.651cm" svg:x="9.61cm" svg:y="5.739cm">
          <text:p text:style-name="P2">Preference : DurableChunk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9" draw:text-style-name="P12" draw:layer="layout" svg:width="4.445cm" svg:height="10.543cm" svg:x="4.076cm" svg:y="4.059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object with other durable objects</text:span></text:p>
          </draw:text-box>
        </draw:frame>
        <draw:line draw:style-name="gr14" draw:text-style-name="P2" draw:layer="layout" svg:x1="5.826cm" svg:y1="12.877cm" svg:x2="9.636cm" svg:y2="12.877cm">
          <text:p/>
        </draw:line>
        <draw:custom-shape draw:style-name="gr20" draw:text-style-name="P13" draw:layer="layout" svg:width="7.774cm" svg:height="1.651cm" svg:x="9.609cm" svg:y="12.039cm">
          <text:p text:style-name="P2">Picture : DurableBuffer</text:p>
          <draw:enhanced-geometry svg:viewBox="0 0 21600 21600" draw:type="rectangle" draw:enhanced-path="M 0 0 L 21600 0 21600 21600 0 21600 0 0 Z N"/>
        </draw:custom-shape>
        <draw:line draw:style-name="gr21" draw:text-style-name="P15" draw:layer="layout" svg:x1="11.922cm" svg:y1="10.344cm" svg:x2="11.922cm" svg:y2="11.487cm">
          <text:p/>
        </draw:line>
        <draw:line draw:style-name="gr21" draw:text-style-name="P15" draw:layer="layout" svg:x1="6.122cm" svg:y1="10.344cm" svg:x2="6.122cm" svg:y2="11.487cm">
          <text:p/>
        </draw:line>
        <draw:line draw:style-name="gr14" draw:text-style-name="P2" draw:layer="layout" svg:x1="5.827cm" svg:y1="6.577cm" svg:x2="9.637cm" svg:y2="6.577cm">
          <text:p/>
        </draw:line>
        <draw:line draw:style-name="gr14" draw:text-style-name="P2" draw:layer="layout" svg:x1="5.828cm" svg:y1="8.977cm" svg:x2="9.638cm" svg:y2="8.977cm">
          <text:p/>
        </draw:line>
        <draw:custom-shape draw:style-name="gr23" draw:text-style-name="P13" draw:layer="layout" svg:width="8.763cm" svg:height="1.778cm" svg:x="9.587cm" svg:y="5.726cm">
          <text:p text:style-name="P2">Mother: 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8.763cm" svg:height="1.778cm" svg:x="9.587cm" svg:y="8.103cm">
          <text:p text:style-name="P2">Father: 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custom-shape draw:style-name="gr24" draw:text-style-name="P12" draw:layer="layout" svg:width="4.445cm" svg:height="5.982cm" svg:x="2.176cm" svg:y="8.62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singly linked list with durable objects (and Map, Set, Tree)</text:span></text:p>
          </draw:text-box>
        </draw:frame>
        <draw:line draw:style-name="gr21" draw:text-style-name="P15" draw:layer="layout" svg:x1="4.222cm" svg:y1="10.725cm" svg:x2="4.222cm" svg:y2="13.183cm">
          <text:p/>
        </draw:line>
        <draw:custom-shape draw:style-name="gr25" draw:text-style-name="P12" draw:layer="layout" svg:width="6.223cm" svg:height="3.197cm" svg:x="1.327cm" svg:y="3.645cm">
          <text:p text:style-name="P2">Node&lt;Person&lt;E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layout" svg:x1="3.275cm" svg:y1="5.953cm" svg:x2="3.275cm" svg:y2="8.62cm">
          <text:p/>
        </draw:line>
        <draw:line draw:style-name="gr14" draw:text-style-name="P2" draw:layer="layout" svg:x1="5.433cm" svg:y1="6.164cm" svg:x2="8.566cm" svg:y2="6.164cm">
          <text:p/>
        </draw:line>
        <draw:line draw:style-name="gr21" draw:text-style-name="P15" draw:layer="layout" svg:x1="16.221cm" svg:y1="6.114cm" svg:x2="18.158cm" svg:y2="6.08cm">
          <text:p/>
        </draw:line>
        <draw:custom-shape draw:style-name="gr24" draw:text-style-name="P12" draw:layer="layout" svg:width="4.445cm" svg:height="5.982cm" svg:x="9.375cm" svg:y="8.621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5" draw:layer="layout" svg:x1="11.421cm" svg:y1="10.726cm" svg:x2="11.421cm" svg:y2="13.184cm">
          <text:p/>
        </draw:line>
        <draw:custom-shape draw:style-name="gr25" draw:text-style-name="P12" draw:layer="layout" svg:width="6.223cm" svg:height="3.197cm" svg:x="8.526cm" svg:y="3.646cm">
          <text:p text:style-name="P2">Node&lt;Person&lt;E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layout" svg:x1="10.474cm" svg:y1="5.954cm" svg:x2="10.474cm" svg:y2="8.621cm">
          <text:p/>
        </draw:line>
        <draw:line draw:style-name="gr14" draw:text-style-name="P2" draw:layer="layout" svg:x1="12.632cm" svg:y1="6.165cm" svg:x2="15.832cm" svg:y2="6.165cm">
          <text:p/>
        </draw:line>
        <draw:line draw:style-name="gr21" draw:text-style-name="P15" draw:layer="layout" svg:x1="15.122cm" svg:y1="9.314cm" svg:x2="18.483cm" svg:y2="9.255cm">
          <text:p/>
        </draw:line>
      </draw:page>
      <draw:page draw:name="page8" draw:style-name="dp1" draw:master-page-name="Default">
        <draw:custom-shape draw:style-name="gr26" draw:text-style-name="P13" draw:layer="layout" svg:width="1.804cm" svg:height="1.651cm" svg:x="7.8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9.6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1.4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2.498cm" svg:y="4.937cm">
          <text:p text:style-name="P2"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5.113cm" svg:height="2.159cm" svg:x="2.271cm" svg:y="1.637cm">
          <draw:text-box>
            <text:p><text:span text:style-name="T3">1D durable chunk with durable objects</text:span></text:p>
          </draw:text-box>
        </draw:frame>
        <draw:custom-shape draw:style-name="gr24" draw:text-style-name="P12" draw:layer="layout" svg:width="4.445cm" svg:height="5.982cm" svg:x="2.229cm" svg:y="8.592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5" draw:layer="layout" svg:x1="4.275cm" svg:y1="10.697cm" svg:x2="4.275cm" svg:y2="13.155cm">
          <text:p/>
        </draw:line>
        <draw:line draw:style-name="gr14" draw:text-style-name="P2" draw:layer="layout" svg:x1="3.328cm" svg:y1="5.925cm" svg:x2="3.328cm" svg:y2="8.592cm">
          <text:p/>
        </draw:line>
        <draw:line draw:style-name="gr21" draw:text-style-name="P15" draw:layer="layout" svg:x1="16.274cm" svg:y1="6.086cm" svg:x2="18.211cm" svg:y2="6.052cm">
          <text:p/>
        </draw:line>
        <draw:custom-shape draw:style-name="gr24" draw:text-style-name="P12" draw:layer="layout" svg:width="4.445cm" svg:height="5.982cm" svg:x="9.428cm" svg:y="8.593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5" draw:layer="layout" svg:x1="11.474cm" svg:y1="10.698cm" svg:x2="11.474cm" svg:y2="13.156cm">
          <text:p/>
        </draw:line>
        <draw:line draw:style-name="gr14" draw:text-style-name="P2" draw:layer="layout" svg:x1="10.527cm" svg:y1="5.926cm" svg:x2="10.527cm" svg:y2="8.593cm">
          <text:p/>
        </draw:line>
        <draw:line draw:style-name="gr21" draw:text-style-name="P15" draw:layer="layout" svg:x1="14.475cm" svg:y1="9.286cm" svg:x2="17.836cm" svg:y2="9.227cm">
          <text:p/>
        </draw:line>
        <draw:custom-shape draw:style-name="gr26" draw:text-style-name="P13" draw:layer="layout" svg:width="1.804cm" svg:height="1.651cm" svg:x="4.2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6.0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3.2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5.098cm" svg:y="4.937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4.723cm" svg:height="0.954cm" svg:x="2.5cm" svg:y="3.921cm">
          <draw:text-box>
            <text:p>Durable Chunk</text:p>
          </draw:text-box>
        </draw:frame>
      </draw:page>
      <draw:page draw:name="page9" draw:style-name="dp1" draw:master-page-name="Default">
        <draw:custom-shape draw:style-name="gr26" draw:text-style-name="P13" draw:layer="layout" svg:width="1.804cm" svg:height="1.651cm" svg:x="7.8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9.6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1.4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2.498cm" svg:y="4.937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5.113cm" svg:height="2.159cm" svg:x="2.271cm" svg:y="1.637cm">
          <draw:text-box>
            <text:p><text:span text:style-name="T3">2D durable buffer with durable objects</text:span></text:p>
          </draw:text-box>
        </draw:frame>
        <draw:line draw:style-name="gr21" draw:text-style-name="P15" draw:layer="layout" svg:x1="3.413cm" svg:y1="13.319cm" svg:x2="3.413cm" svg:y2="15.432cm">
          <text:p/>
        </draw:line>
        <draw:line draw:style-name="gr14" draw:text-style-name="P2" draw:layer="layout" svg:x1="3.328cm" svg:y1="5.925cm" svg:x2="3.328cm" svg:y2="8.592cm">
          <text:p/>
        </draw:line>
        <draw:line draw:style-name="gr21" draw:text-style-name="P15" draw:layer="layout" svg:x1="16.274cm" svg:y1="6.086cm" svg:x2="18.211cm" svg:y2="6.052cm">
          <text:p/>
        </draw:line>
        <draw:line draw:style-name="gr14" draw:text-style-name="P2" draw:layer="layout" svg:x1="10.527cm" svg:y1="5.926cm" svg:x2="10.527cm" svg:y2="8.593cm">
          <text:p/>
        </draw:line>
        <draw:line draw:style-name="gr21" draw:text-style-name="P15" draw:layer="layout" svg:x1="14.475cm" svg:y1="9.286cm" svg:x2="17.836cm" svg:y2="9.227cm">
          <text:p/>
        </draw:line>
        <draw:custom-shape draw:style-name="gr26" draw:text-style-name="P13" draw:layer="layout" svg:width="1.804cm" svg:height="1.651cm" svg:x="4.2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6.0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3.2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5.098cm" svg:y="4.937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4.574cm" svg:height="0.954cm" svg:x="2.5cm" svg:y="3.921cm">
          <draw:text-box>
            <text:p>Durable Buffer</text:p>
          </draw:text-box>
        </draw:frame>
        <draw:custom-shape draw:style-name="gr26" draw:text-style-name="P13" draw:layer="layout" svg:width="1.804cm" svg:height="1.651cm" svg:x="2.498cm" svg:y="8.6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2.498cm" svg:y="10.27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2.498cm" svg:y="11.895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3.028cm" svg:y1="9.509cm" svg:x2="5.318cm" svg:y2="9.509cm">
          <text:p/>
        </draw:line>
        <draw:custom-shape draw:style-name="gr28" draw:text-style-name="P12" draw:layer="layout" svg:width="1.27cm" svg:height="1.27cm" svg:x="5.345cm" svg:y="8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3.03cm" svg:y1="11.11cm" svg:x2="5.32cm" svg:y2="11.11cm">
          <text:p/>
        </draw:line>
        <draw:custom-shape draw:style-name="gr28" draw:text-style-name="P12" draw:layer="layout" svg:width="1.27cm" svg:height="1.27cm" svg:x="5.347cm" svg:y="10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3.03cm" svg:y1="12.71cm" svg:x2="5.32cm" svg:y2="12.71cm">
          <text:p/>
        </draw:line>
        <draw:custom-shape draw:style-name="gr28" draw:text-style-name="P12" draw:layer="layout" svg:width="1.27cm" svg:height="1.27cm" svg:x="5.347cm" svg:y="12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5" draw:layer="layout" svg:x1="10.514cm" svg:y1="13.272cm" svg:x2="10.514cm" svg:y2="15.385cm">
          <text:p/>
        </draw:line>
        <draw:custom-shape draw:style-name="gr26" draw:text-style-name="P13" draw:layer="layout" svg:width="1.804cm" svg:height="1.651cm" svg:x="9.599cm" svg:y="8.5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9.599cm" svg:y="10.2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9.599cm" svg:y="11.848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0.129cm" svg:y1="9.462cm" svg:x2="12.419cm" svg:y2="9.462cm">
          <text:p/>
        </draw:line>
        <draw:custom-shape draw:style-name="gr28" draw:text-style-name="P12" draw:layer="layout" svg:width="1.27cm" svg:height="1.27cm" svg:x="12.446cm" svg:y="8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0.131cm" svg:y1="11.063cm" svg:x2="12.421cm" svg:y2="11.063cm">
          <text:p/>
        </draw:line>
        <draw:custom-shape draw:style-name="gr28" draw:text-style-name="P12" draw:layer="layout" svg:width="1.27cm" svg:height="1.27cm" svg:x="12.448cm" svg:y="10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0.131cm" svg:y1="12.663cm" svg:x2="12.421cm" svg:y2="12.663cm">
          <text:p/>
        </draw:line>
        <draw:custom-shape draw:style-name="gr28" draw:text-style-name="P12" draw:layer="layout" svg:width="1.27cm" svg:height="1.27cm" svg:x="12.448cm" svg:y="1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29" draw:text-style-name="P13" draw:layer="layout" svg:width="1.804cm" svg:height="6.455cm" svg:x="7.898cm" svg:y="6.7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.804cm" svg:height="6.455cm" svg:x="9.698cm" svg:y="6.7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.804cm" svg:height="6.455cm" svg:x="11.498cm" svg:y="6.7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.804cm" svg:height="6.455cm" svg:x="2.498cm" svg:y="6.737cm">
          <text:p text:style-name="P2"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Chunk Buffers</text:span></text:p>
          </draw:text-box>
        </draw:frame>
        <draw:line draw:style-name="gr21" draw:text-style-name="P15" draw:layer="layout" svg:x1="16.274cm" svg:y1="7.586cm" svg:x2="18.211cm" svg:y2="7.552cm">
          <text:p/>
        </draw:line>
        <draw:custom-shape draw:style-name="gr29" draw:text-style-name="P13" draw:layer="layout" svg:width="1.804cm" svg:height="6.455cm" svg:x="4.298cm" svg:y="6.7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.804cm" svg:height="6.455cm" svg:x="6.098cm" svg:y="6.7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.804cm" svg:height="6.455cm" svg:x="13.298cm" svg:y="6.7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.804cm" svg:height="6.455cm" svg:x="15.098cm" svg:y="6.737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4.723cm" svg:height="0.954cm" svg:x="2.451cm" svg:y="5.645cm">
          <draw:text-box>
            <text:p>Durable Chunk</text:p>
          </draw:text-box>
        </draw:frame>
        <draw:frame draw:style-name="gr30" draw:text-style-name="P17" draw:layer="layout" svg:width="5.588cm" svg:height="1.143cm" draw:transform="rotate (1.5707963267949) translate (2.905cm 12.684cm)">
          <draw:text-box>
            <text:p text:style-name="P2">Durable Buffer</text:p>
          </draw:text-box>
        </draw:frame>
        <draw:frame draw:style-name="gr30" draw:text-style-name="P17" draw:layer="layout" svg:width="5.588cm" svg:height="1.143cm" draw:transform="rotate (1.5707963267949) translate (4.706cm 12.684cm)">
          <draw:text-box>
            <text:p text:style-name="P2">Durable Buffer</text:p>
          </draw:text-box>
        </draw:frame>
        <draw:frame draw:style-name="gr30" draw:text-style-name="P17" draw:layer="layout" svg:width="5.588cm" svg:height="1.143cm" draw:transform="rotate (1.5707963267949) translate (6.406cm 12.684cm)">
          <draw:text-box>
            <text:p text:style-name="P2">Durable Buffer</text:p>
          </draw:text-box>
        </draw:frame>
      </draw:page>
      <draw:page draw:name="page11" draw:style-name="dp1" draw:master-page-name="Default">
        <draw:custom-shape draw:style-name="gr31" draw:text-style-name="P19" draw:layer="layout" svg:width="17.812cm" svg:height="4.213cm" svg:x="1cm" svg:y="11.287cm">
          <text:p text:style-name="P18">Mnemonic Memory Services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17.812cm" svg:height="5.334cm" svg:x="1cm" svg:y="5.932cm">
          <text:p text:style-name="P18">Mnemon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1" draw:layer="layout" svg:width="17.812cm" svg:height="4.953cm" svg:x="1cm" svg:y="1cm">
          <text:p text:style-name="P18">Applications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8.509cm" svg:height="1.397cm" svg:x="1.381cm" svg:y="2.27cm">
          <text:p text:style-name="P2">Durable Object Query St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11.035cm" svg:height="1.397cm" svg:x="3.935cm" svg:y="3.992cm">
          <text:p text:style-name="P2">Durable Object Query Expres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2" draw:layer="layout" svg:width="7.874cm" svg:height="1.397cm" svg:x="10.271cm" svg:y="2.143cm">
          <text:p text:style-name="P2">Durable Object Query 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12.346cm" svg:height="1.397cm" svg:x="1.677cm" svg:y="9.523cm">
          <text:p text:style-name="P2">Durable Collection based Query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4" draw:layer="layout" svg:width="14.986cm" svg:height="1.397cm" svg:x="2.905cm" svg:y="13.065cm">
          <text:p text:style-name="P2">Durable Memory Service based Query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5" draw:layer="layout" svg:width="12.346cm" svg:height="1.397cm" svg:x="6.18cm" svg:y="6.969cm">
          <text:p text:style-name="P2">Durable Query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6" draw:layer="layout" svg:width="2.159cm" svg:height="1.016cm" svg:x="10.017cm" svg:y="8.4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26" draw:layer="layout" svg:width="2.159cm" svg:height="4.318cm" svg:x="14.716cm" svg:y="8.49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812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7:02:23.674000000</meta:creation-date>
    <dc:date>2017-07-26T14:18:16.947000000</dc:date>
    <meta:editing-duration>PT22H19M48S</meta:editing-duration>
    <meta:editing-cycles>29</meta:editing-cycles>
    <meta:generator>LibreOffice/5.3.4.2$Windows_X86_64 LibreOffice_project/f82d347ccc0be322489bf7da61d7e4ad13fe2ff3</meta:generator>
    <meta:document-statistic meta:object-count="144"/>
  </office:meta>
</office:document-meta>
</file>